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pacity-name="Transparency_20_21" draw:textarea-horizontal-align="center" draw:textarea-vertical-align="middle" draw:shadow="visible"/>
    </style:style>
    <style:style style:name="gr2" style:family="graphic" style:parent-style-name="standard">
      <style:graphic-properties draw:stroke="none" svg:stroke-color="#000000" draw:fill="solid" draw:fill-color="#000000" draw:textarea-horizontal-align="center" draw:textarea-vertical-align="middle" fo:min-height="1cm" draw:shadow="hidden"/>
    </style:style>
    <style:style style:name="gr3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g>
          <draw:path draw:style-name="gr1" draw:text-style-name="P1" draw:layer="layout" svg:width="12.499cm" svg:height="14.999cm" svg:x="2.6cm" svg:y="3.7cm" svg:viewBox="0 0 12500 15000" svg:d="m0 11707c0-3903 0-7804 0-11707 4026 2164 8263 3293 12500 3293 0 3903 0 7804 0 11707-4237 0-8474-1128-12500-3293z">
            <text:p/>
          </draw:path>
          <draw:g>
            <draw:path draw:style-name="gr2" draw:text-style-name="P1" draw:layer="measurelines" svg:width="0.318cm" svg:height="0.528cm" svg:x="3.6cm" svg:y="5.399cm" svg:viewBox="0 0 319 529" svg:d="m264 174 55 33v218c0 38-4 65-15 81s-27 25-51 23-58-14-96-39-69-50-92-80-40-57-50-87-15-65-15-105v-218l51 36v218c0 33 4 59 10 79s18 39 34 59 33 35 57 51c40 25 68 35 86 29s26-33 26-80z">
              <text:p/>
            </draw:path>
            <draw:path draw:style-name="gr2" draw:text-style-name="P1" draw:layer="measurelines" svg:width="0.265cm" svg:height="0.342cm" svg:x="3.985cm" svg:y="5.786cm" svg:viewBox="0 0 266 343" svg:d="m0 152 51 24c4 20 12 39 26 55s33 34 57 47 45 19 58 17 17-10 17-21-7-22-15-33c-9-9-27-23-58-46-40-30-67-53-82-67s-26-30-35-45-11-30-11-44c0-12 4-21 9-29s16-10 26-10c8 0 20 1 35 5s31 12 46 21c27 12 48 28 69 45s32 31 42 47 15 32 19 51l-56-22c-1-15-9-30-20-44s-29-26-50-38c-25-14-42-19-53-18s-15 8-15 17c0 6 1 11 7 18 3 8 10 16 20 25 5 4 22 17 47 37 39 30 66 52 82 66s28 27 37 41 13 32 13 48c0 15-5 25-17 34s-26 12-47 9-42-12-68-26c-40-22-73-47-92-74s-37-58-42-90z">
              <text:p/>
            </draw:path>
            <draw:path draw:style-name="gr2" draw:text-style-name="P1" draw:layer="measurelines" svg:width="0.271cm" svg:height="0.4cm" svg:x="4.315cm" svg:y="5.923cm" svg:viewBox="0 0 272 401" svg:d="m220 378v-41c-26 19-63 18-106-2-19-9-39-22-55-36-17-15-31-29-38-41s-14-28-18-43c-2-11-3-26-3-46v-169l56 28v152c0 24 2 41 4 50 4 14 12 27 24 38s23 25 42 32c15 7 32 12 47 12s25-6 30-16 10-24 10-47v-147l59 25v274z">
              <text:p/>
            </draw:path>
            <draw:path draw:style-name="gr2" draw:text-style-name="P1" draw:layer="measurelines" svg:width="0.319cm" svg:height="0.363cm" svg:x="4.655cm" svg:y="6.12cm" svg:viewBox="0 0 320 364" svg:d="m247 302c-23 6-42 7-64 4-19-1-41-6-62-16-41-16-69-35-89-59s-32-47-32-70c0-13 5-23 12-29s17-13 31-15 27 0 42 2c12 3 31 8 53 14 46 16 82 25 105 28 0-6 0-10 0-12 0-19-7-35-17-47-14-16-38-31-66-43-27-11-47-16-62-13s-22 10-28 28l-59-32c5-16 13-28 27-35s29-9 51-6 48 11 78 23 53 24 72 37 33 25 41 37 14 24 18 39c1 7 3 23 3 44v61c0 43 1 70 2 83s8 25 17 39l-60-23c-7-14-12-26-13-39zm-4-104c-22-3-54-10-97-21-23-9-40-12-50-13s-19 0-25 5-6 11-6 19c0 12 5 24 16 37s31 25 53 34 42 14 60 14 30-7 38-16c7-9 11-22 11-42z">
              <text:p/>
            </draw:path>
            <draw:path draw:style-name="gr2" draw:text-style-name="P1" draw:layer="measurelines" svg:width="0.186cm" svg:height="0.295cm" svg:x="5.044cm" svg:y="6.236cm" svg:viewBox="0 0 187 296" svg:d="m0 273v-273l51 20v42c14-15 27-22 39-25s23-1 37 5c19 6 41 17 60 35l-19 34c-15-8-29-18-44-24-12-4-25-4-33-2s-18 10-23 17c-6 14-10 31-10 51v143z">
              <text:p/>
            </draw:path>
            <draw:path draw:style-name="gr2" draw:text-style-name="P1" draw:layer="measurelines" svg:width="0.058cm" svg:height="0.396cm" svg:x="5.268cm" svg:y="6.214cm" svg:viewBox="0 0 59 397" svg:d="m0 53c0-17 0-35 0-53 21 6 41 13 59 20 0 17 0 35 0 53-18-6-38-14-59-20zm0 324c0-91 0-182 0-273 21 6 41 13 59 19 0 91 0 183 0 274-18-6-38-13-59-20z">
              <text:p/>
            </draw:path>
            <draw:path draw:style-name="gr2" draw:text-style-name="P1" draw:layer="measurelines" svg:width="0.319cm" svg:height="0.306cm" svg:x="5.394cm" svg:y="6.393cm" svg:viewBox="0 0 320 307" svg:d="m0 103c0-50 19-82 53-95 29-12 66-10 108 4 48 16 86 38 116 71s43 72 43 115c0 35-6 61-19 77s-32 27-58 31c-25 3-52 0-82-8-47-16-87-42-115-74s-46-74-46-121zm60 20c0 35 9 64 29 87s43 40 72 49 52 7 71-5 30-36 30-72c0-34-9-61-30-84s-42-39-71-48-54-8-72 3-29 35-29 70z">
              <text:p/>
            </draw:path>
          </draw:g>
        </draw:g>
        <draw:g>
          <draw:polygon draw:style-name="gr1" draw:text-style-name="P1" draw:layer="measurelines" svg:width="10.007cm" svg:height="5.845cm" draw:transform="skewX (-0.015707963267946) rotate (-0.0153588974187333) translate (3.9986787932081cm 6.59997970612464cm)" svg:viewBox="0 0 10008 5846" draw:points="0,3785 1,0 1206,500 2433,933 3672,1297 4926,1594 6190,1821 7460,1973 8733,2055 10008,2061 10006,5846 8731,5840 7458,5759 6189,5605 4925,5379 3671,5082 2432,4716 1205,4284">
            <text:p/>
          </draw:polygon>
        </draw:g>
        <draw:g>
          <draw:polygon draw:style-name="gr1" draw:text-style-name="P1" draw:layer="layout" svg:width="10.007cm" svg:height="6.336cm" draw:transform="skewX (-0.016580627893943) rotate (-0.0162315620447304) translate (3.99256869220599cm 10.9999767655982cm)" svg:viewBox="0 0 10008 6337" draw:points="0,4100 1,0 1206,542 2433,1012 3672,1407 4926,1729 6191,1975 7460,2141 8733,2230 10008,2237 10007,6337 8731,6330 7458,6242 6189,6074 4925,5829 3671,5507 2432,5110 1205,4641">
            <text:p/>
          </draw:polygon>
        </draw:g>
        <draw:g>
          <draw:path draw:style-name="gr3" draw:text-style-name="P1" draw:layer="layout" svg:width="0.408cm" svg:height="0.435cm" draw:transform="skewX (-0.378736447682698) rotate (-0.379085513534283) translate (4.2000802947348cm 7.13690830210739cm)" svg:viewBox="0 0 409 436" svg:d="m348 281 61 13c-12 45-35 81-69 106s-73 35-121 36c-52 1-92-9-123-28s-55-46-71-81-25-72-25-113c0-44 10-83 28-116s42-56 75-73 72-26 113-25c44 2 84 10 117 32s53 51 65 89l-60 15c-11-32-26-55-46-68s-46-22-77-21c-36 0-64 7-89 23s-39 36-49 62-15 54-15 82c0 36 7 67 19 95s29 46 54 60 49 20 78 20c34-1 63-10 87-28s40-45 48-80z">
            <text:p/>
          </draw:path>
          <draw:path draw:style-name="gr3" draw:text-style-name="P1" draw:layer="layout" svg:width="0.314cm" svg:height="0.318cm" draw:transform="skewX (-0.377514717206302) rotate (-0.378038315983087) translate (4.62413073806941cm 7.42827522100203cm)" svg:viewBox="0 0 315 319" svg:d="m242 272c-20 16-41 28-61 36-20 6-41 11-64 10-37 2-66-7-86-23s-30-37-31-63c0-15 3-28 12-41s17-22 30-30 23-11 39-16c11-3 29-6 50-8 48-6 82-13 105-20 0-8 0-11 0-13 0-21-7-36-18-45-15-12-37-17-65-16-27 1-47 4-59 13s-22 24-28 45l-57-7c4-21 12-38 24-52s27-23 50-31 46-10 76-11c29 0 51 2 70 9s31 13 40 21 15 21 19 35c1 9 2 25 4 48l2 68c0 48 2 79 5 91s7 25 16 37l-61 1c-6-10-10-23-12-38zm-6-114c-22 8-52 14-93 20-25 4-41 7-50 11s-18 10-23 17-9 16-9 25c0 14 8 25 20 34s29 12 50 13c23 0 43-6 59-15s30-21 38-36c7-11 10-28 10-51z">
            <text:p/>
          </draw:path>
          <draw:path draw:style-name="gr3" draw:text-style-name="P1" draw:layer="layout" svg:width="0.068cm" svg:height="0.417cm" draw:transform="skewX (-0.396364273127837) rotate (-0.396015207278625) translate (4.96999924607799cm 7.44284017260937cm)" svg:viewBox="0 0 69 418" svg:d="m11 418c-4-139-7-277-11-416 18 0 38-2 57-2 5 139 9 277 12 416-19 0-39 1-58 2z">
            <text:p/>
          </draw:path>
          <draw:path draw:style-name="gr3" draw:text-style-name="P1" draw:layer="layout" svg:width="0.07cm" svg:height="0.419cm" draw:transform="skewX (-0.37245326237552) rotate (-0.371755130675908) translate (5.10199935265725cm 7.49407274995959cm)" svg:viewBox="0 0 71 420" svg:d="m3 59c-1-19-2-38-3-58 20-1 39-1 58 0 1 19 2 38 3 58-20 0-39-1-58 0zm11 361c-4-101-7-203-10-304 20-1 39-1 58 0 3 101 5 203 9 304-19-1-38-1-57 0z">
            <text:p/>
          </draw:path>
          <draw:path draw:style-name="gr3" draw:text-style-name="P1" draw:layer="layout" svg:width="0.307cm" svg:height="0.42cm" draw:transform="skewX (-0.3782128489071) rotate (-0.377863783057888) translate (5.23499928860835cm 7.54196201312962cm)" svg:viewBox="0 0 308 421" svg:d="m69 418-53 1-16-417 57-2 6 149c24-27 54-41 93-44 22-1 41 3 60 10s35 17 48 31 23 28 31 48 12 38 13 60c3 52-11 92-40 122s-64 45-104 45-72-12-97-41zm-7-115c0 36 9 62 21 77 19 26 47 38 77 37 26-1 47-11 67-30s26-51 25-89c-3-39-13-68-32-86s-41-27-66-25-48 10-66 31-26 48-26 85z">
            <text:p/>
          </draw:path>
          <draw:path draw:style-name="gr3" draw:text-style-name="P1" draw:layer="layout" svg:width="0.184cm" svg:height="0.312cm" draw:transform="skewX (-0.382925237887484) rotate (-0.37716565135709) translate (5.57593002958404cm 7.77885162061776cm)" svg:viewBox="0 0 185 313" svg:d="m12 313-12-302 53-1 2 45c13-21 23-36 34-44s23-11 36-11c19-1 40 3 60 14l-19 47c-14-6-28-9-40-8-12-1-24 4-34 11s-16 16-19 28c-6 19-9 39-8 60l7 158z">
            <text:p/>
          </draw:path>
          <draw:path draw:style-name="gr3" draw:text-style-name="P1" draw:layer="layout" svg:width="0.324cm" svg:height="0.314cm" draw:transform="skewX (-0.382576172037085) rotate (-0.382401639113072) translate (5.77476928780728cm 7.84555673566894cm)" svg:viewBox="0 0 325 315" svg:d="m250 264c-21 17-41 29-60 37-21 8-42 12-65 13-39 3-69-4-90-19s-33-35-35-60c-1-14 2-28 10-41s17-22 29-31 26-12 42-19c10-2 29-6 52-9 46-7 83-16 104-24-1-7-1-11-1-13 0-21-7-35-19-43-14-11-39-14-67-14-29 2-48 8-60 16s-23 25-26 46l-61-5c5-20 13-38 23-51s28-25 51-33 47-12 76-14c30 0 55-1 73 6s33 11 44 18 15 21 17 36c4 8 5 23 6 45l6 67c3 47 5 78 9 89s9 25 17 36l-61 4c-7-10-13-22-14-37zm-10-113c-21 9-53 18-96 24-25 6-42 10-52 14s-17 9-23 18-5 15-5 24c0 14 6 24 19 32s30 12 54 11c23-1 41-7 59-16s29-22 38-37c5-12 9-29 7-52z">
            <text:p/>
          </draw:path>
          <draw:path draw:style-name="gr3" draw:text-style-name="P1" draw:layer="layout" svg:width="0.307cm" svg:height="0.31cm" draw:transform="skewX (-0.380481776934692) rotate (-0.37978364523508) translate (6.11544773916089cm 7.96058624573903cm)" svg:viewBox="0 0 308 311" svg:d="m249 190 59 2c-4 35-19 64-44 84s-56 32-94 34c-47 4-88-6-118-32s-48-62-52-112c-2-32 4-61 13-85s31-45 54-57 53-22 82-24c38-1 69 4 95 19s42 37 52 67l-59 10c-6-19-16-34-32-43s-31-12-50-13c-28 0-55 13-72 32s-25 50-22 89 14 69 32 86 43 25 73 22c24-2 43-8 57-21s24-33 26-58z">
            <text:p/>
          </draw:path>
          <draw:path draw:style-name="gr3" draw:text-style-name="P1" draw:layer="layout" svg:width="0.088cm" svg:height="0.417cm" draw:transform="skewX (-0.359886891761163) rotate (-0.355698101557564) translate (6.42698979497204cm 7.95456374328158cm)" svg:viewBox="0 0 89 418" svg:d="m4 61c-1-19-3-39-4-59 19-1 41-2 59-2 1 19 3 39 4 59-18-1-40 0-59 2zm25 357c-7-101-14-201-21-301 19-2 41-3 60-3 6 100 13 200 21 300-20 2-41 3-60 4z">
            <text:p/>
          </draw:path>
          <draw:path draw:style-name="gr3" draw:text-style-name="P1" draw:layer="layout" svg:width="0.33cm" svg:height="0.422cm" draw:transform="skewX (-0.379434579383496) rotate (-0.37995817816028) translate (6.56247940062442cm 7.98271797397667cm)" svg:viewBox="0 0 331 423" svg:d="m1 280c-5-56 10-98 44-126 29-26 64-38 107-41 48-2 90 6 122 30s51 60 55 108c4 38-1 68-12 90s-31 43-55 57c-24 14-53 23-84 24-48 3-90-7-123-30s-50-62-54-112zm61-5c3 39 15 66 37 83s46 25 76 22c29-1 54-13 73-34s24-49 21-88c-3-37-16-64-38-82s-47-24-75-21c-30 3-54 13-71 33s-26 48-23 87zm39-189 36-81 77-5-65 84z">
            <text:p/>
          </draw:path>
          <draw:path draw:style-name="gr3" draw:text-style-name="P1" draw:layer="layout" svg:width="0.313cm" svg:height="0.317cm" draw:transform="skewX (-0.379260046458296) rotate (-0.379260046459482) translate (6.92000000000003cm 8.21205643769613cm)" svg:viewBox="0 0 314 318" svg:d="m27 318-27-297 54-5 3 41c23-32 59-52 108-56 20-2 40 0 58 5s33 11 44 21 17 22 22 36c2 8 5 24 8 47l17 182-60 5-17-180c-2-20-6-35-13-45s-13-16-26-21-26-7-42-6c-25 0-47 11-63 25s-25 42-21 81l14 162z">
            <text:p/>
          </draw:path>
        </draw:g>
        <draw:g>
          <draw:path draw:style-name="gr3" draw:text-style-name="P1" draw:layer="layout" svg:width="0.386cm" svg:height="0.446cm" draw:transform="skewX (-0.321664181142494) rotate (-0.320966049442883) translate (4.19983769650941cm 11.6457308232036cm)" svg:viewBox="0 0 387 447" svg:d="m329 288 58 15c-12 46-34 82-65 107s-71 37-116 37c-48 0-86-9-115-28s-53-47-68-83-23-74-23-116c0-45 9-84 26-117s42-59 75-77 67-26 106-26c44 0 80 11 110 33s51 53 63 92l-57 14c-10-32-25-55-44-69s-44-22-73-22c-34 0-62 8-85 24s-38 38-47 65-14 54-14 83c0 37 5 69 16 97s28 48 51 61 47 21 74 21c33 0 60-10 83-28s37-46 45-83z">
            <text:p/>
          </draw:path>
          <draw:path draw:style-name="gr3" draw:text-style-name="P1" draw:layer="layout" svg:width="0.296cm" svg:height="0.325cm" draw:transform="skewX (-0.32271137869369) rotate (-0.322885911620076) translate (4.60770833699547cm 11.9066442832052cm)" svg:viewBox="0 0 297 326" svg:d="m0 164c0-58 16-101 49-129 27-23 60-35 100-35 43 0 79 14 106 42s42 67 42 116c0 40-6 72-18 95s-30 41-54 54c-23 13-49 19-76 19-45 0-81-14-108-41s-41-69-41-121zm55-1c0 40 9 70 27 90s40 30 67 30c26 0 49-11 66-31s27-50 27-91c0-39-9-68-27-88s-40-29-66-29c-27 0-50 10-67 30s-27 49-27 89z">
            <text:p/>
          </draw:path>
          <draw:path draw:style-name="gr3" draw:text-style-name="P1" draw:layer="layout" svg:width="0.256cm" svg:height="0.319cm" draw:transform="skewX (-0.3199188518905) rotate (-0.319220720190889) translate (4.94839364299576cm 12.0201103618392cm)" svg:viewBox="0 0 257 320" svg:d="m0 320v-313h48v44c24-34 57-51 101-51 19 0 37 3 53 10s28 16 36 27 13 24 16 39c2 10 3 27 3 52v192h-54v-191c0-21-2-37-6-48s-11-19-22-26-23-9-37-9c-23 0-43 7-59 21s-25 42-25 82v171z">
            <text:p/>
          </draw:path>
          <draw:path draw:style-name="gr3" draw:text-style-name="P1" draw:layer="layout" svg:width="0.185cm" svg:height="0.438cm" draw:transform="skewX (-0.321140582366896) rotate (-0.321664181143681) translate (5.23680421336763cm 11.9893197329065cm)" svg:viewBox="0 0 186 439" svg:d="m47 439v-272h-47v-41h47v-33c0-21 2-36 6-47 5-13 14-25 27-33s32-13 55-13c16 0 32 2 51 5l-8 46c-12-2-22-3-32-3-16 0-28 4-35 11s-10 20-10 38v29h62v41h-62v272z">
            <text:p/>
          </draw:path>
          <draw:path draw:style-name="gr3" draw:text-style-name="P1" draw:layer="layout" svg:width="0.053cm" svg:height="0.434cm" draw:transform="skewX (-0.303687289846956) rotate (-0.304036355698541) translate (5.43217550274223cm 12.062299833265cm)" svg:viewBox="0 0 54 435" svg:d="m0 61c0-20 0-41 0-61 18 0 36 1 54 1 0 20 0 41 0 61-18 0-36-1-54-1zm0 373c0-105 0-210 0-315 18 1 36 1 54 1 0 105 0 210 0 315-18 0-36-1-54-1z">
            <text:p/>
          </draw:path>
          <draw:path draw:style-name="gr3" draw:text-style-name="P1" draw:layer="layout" svg:width="0.278cm" svg:height="0.445cm" draw:transform="skewX (-0.318348055563706) rotate (-0.318348055564892) translate (5.53969378427808cm 12.2161633488826cm)" svg:viewBox="0 0 279 446" svg:d="m11 346 52 6c2 16 8 28 18 36 13 10 32 15 55 15 25 0 44-5 58-15 13-10 23-23 27-41 3-11 4-33 4-68-23 28-53 41-88 41-43 0-77-16-101-47s-36-68-36-111c0-30 5-58 16-83s27-45 48-58 45-21 73-21c38 0 69 15 93 46v-39h49v270c0 49-5 83-15 104-10 20-26 36-48 48s-48 17-80 17c-38 0-68-8-92-25-23-17-34-42-33-75zm44-188c0 41 8 71 25 90s37 28 62 28c25 0 46-9 63-28s25-48 25-88c0-38-9-67-26-87s-38-29-63-29c-24 0-44 9-61 28s-25 48-25 86z">
            <text:p/>
          </draw:path>
          <draw:path draw:style-name="gr3" draw:text-style-name="P1" draw:layer="layout" svg:width="0.255cm" svg:height="0.319cm" draw:transform="skewX (-0.31712632508731) rotate (-0.317998989714493) translate (5.8800731261426cm 12.3357174284429cm)" svg:viewBox="0 0 256 320" svg:d="m208 314v-46c-24 35-58 52-100 52-19 0-36-3-52-10-16-8-28-16-36-27s-13-24-17-40c-2-10-3-26-3-49v-194h54v174c0 27 1 46 3 56 4 14 11 25 22 33s24 12 40 12c16 0 31-4 45-12s24-20 30-34 8-34 8-61v-168l54 1v313z">
            <text:p/>
          </draw:path>
          <draw:path draw:style-name="gr3" draw:text-style-name="P1" draw:layer="layout" svg:width="0.17cm" svg:height="0.319cm" draw:transform="skewX (-0.32271137869369) rotate (-0.323584043320874) translate (6.20092056883544cm 12.4345935466435cm)" svg:viewBox="0 0 171 320" svg:d="m0 320v-313h48v48c12-22 24-37 34-44s22-11 34-11c18 0 36 5 55 17l-19 48c-13-7-26-10-38-10-12 0-22 4-31 11s-16 16-20 29c-6 18-9 39-9 61v164z">
            <text:p/>
          </draw:path>
          <draw:path draw:style-name="gr3" draw:text-style-name="P1" draw:layer="layout" svg:width="0.291cm" svg:height="0.325cm" draw:transform="skewX (-0.322711378693691) rotate (-0.323933109171272) translate (6.37855088028895cm 12.4932570011789cm)" svg:viewBox="0 0 292 326" svg:d="m226 280c-19 17-38 29-57 36-18 7-38 10-60 10-35 0-62-8-81-24s-28-38-28-64c0-16 4-30 11-42s16-23 28-31 24-13 39-17c10-3 26-6 48-8 43-6 76-12 96-19 0-7 1-12 1-14 0-21-6-37-16-46-13-12-34-17-61-17-25 0-44 4-56 13s-21 24-27 46l-54-7c5-22 13-40 24-53s27-24 48-32 44-11 72-11c27 0 49 3 66 9s29 14 37 24 14 21 17 35c2 9 3 26 3 49v71c0 49 1 80 3 93s7 26 13 38h-55c-6-11-10-24-11-39zm-3-117c-20 8-50 14-89 20-22 3-38 7-47 11s-17 9-22 17-7 16-7 25c0 14 5 25 16 35s27 14 48 14c21-1 40-5 56-14s28-21 36-37c6-11 8-29 8-52z">
            <text:p/>
          </draw:path>
          <draw:path draw:style-name="gr3" draw:text-style-name="P1" draw:layer="layout" svg:width="0.275cm" svg:height="0.325cm" draw:transform="skewX (-0.3199188518905) rotate (-0.320616983592484) translate (6.70103497178328cm 12.6006580362785cm)" svg:viewBox="0 0 276 326" svg:d="m223 205 53 7c-5 35-20 64-44 84s-53 30-88 30c-43 0-78-13-104-41s-40-68-40-121c0-33 6-63 17-88s29-44 52-57 48-19 76-19c34 0 62 9 84 26s36 42 43 74l-52 6c-5-21-14-36-27-47s-28-15-46-15c-27 0-50 9-67 28s-25 50-25 91c0 42 8 72 25 91s37 29 64 29c21 0 38-7 53-19s23-33 26-59z">
            <text:p/>
          </draw:path>
          <draw:path draw:style-name="gr3" draw:text-style-name="P1" draw:layer="layout" svg:width="0.053cm" svg:height="0.431cm" draw:transform="skewX (-0.321664181142494) rotate (-0.321664181143681) translate (7.00712979890311cm 12.5840887174847cm)" svg:viewBox="0 0 54 432" svg:d="m0 61c0-20 0-41 0-61 18 0 36 0 54 0 0 20 0 40 0 61-18 0-36 0-54 0zm0 371c0-105 0-209 0-313 18 0 36 0 54 0 0 104 0 208 0 313-18 0-36 0-54 0z">
            <text:p/>
          </draw:path>
          <draw:path draw:style-name="gr3" draw:text-style-name="P1" draw:layer="layout" svg:width="0.295cm" svg:height="0.44cm" draw:transform="skewX (-0.317649923862908) rotate (-0.318522588490091) translate (7.11524527526276cm 12.6182297187915cm)" svg:viewBox="0 0 296 441" svg:d="m0 277c0-58 16-101 49-128 27-24 60-35 99-35 44 0 79 14 107 42s41 67 41 117c0 40-6 72-18 95s-30 41-53 54c-23 12-49 19-76 19-45 0-81-14-108-43s-41-68-41-121zm55 0c0 40 9 70 27 90s40 30 66 30c27 0 49-10 67-30s27-50 27-91c0-39-9-68-27-88s-40-30-67-30c-27 0-49 9-67 29s-26 50-26 90zm49-194 39-83h70l-65 83z">
            <text:p/>
          </draw:path>
          <draw:path draw:style-name="gr3" draw:text-style-name="P1" draw:layer="layout" svg:width="0.257cm" svg:height="0.319cm" draw:transform="skewX (-0.31712632508731) rotate (-0.320442450667285) translate (7.45596492794978cm 12.8508399432569cm)" svg:viewBox="0 0 258 320" svg:d="m1 320-1-313h48v44c23-34 57-51 101-51 19 0 37 3 53 10s28 16 36 27 13 24 16 39c2 10 4 27 4 51v193h-54v-191c0-21-3-37-7-48s-11-19-22-26-23-9-37-9c-23 0-43 7-59 21s-25 42-25 82l1 171z">
            <text:p/>
          </draw:path>
        </draw:g>
        <draw:g>
          <draw:polygon draw:style-name="gr1" draw:text-style-name="P1" draw:layer="layout" svg:width="5.758cm" svg:height="4.616cm" draw:transform="skewX (0.138230076757925) rotate (0.138579142608324) translate (7.8989458724095cm 13.3001470224533cm)" svg:viewBox="0 0 5759 4617" draw:points="0,2991 1,0 693,290 1397,555 2112,794 2836,1011 3564,1205 4295,1369 5028,1512 5759,1627 5758,4617 5027,4503 4294,4360 3563,4194 2835,4002 2111,3785 1396,3544 691,3280">
            <text:p/>
          </draw:polygon>
        </draw:g>
        <draw:g>
          <draw:path draw:style-name="gr3" draw:text-style-name="P1" draw:layer="layout" svg:width="0.321cm" svg:height="0.446cm" draw:transform="skewX (-0.185703032412162) rotate (-0.18517943363775) translate (8.2997616516182cm 13.9156667547975cm)" svg:viewBox="0 0 322 447" svg:d="m0 447v-447h159c28 0 49 1 64 4 21 4 38 11 52 21s25 25 34 43 13 39 13 61c0 38-12 70-35 97s-64 39-123 39h-108v182zm0-235h109c36 0 61-7 76-21s23-34 23-60c0-19-4-35-13-48s-21-22-35-26c-10-3-27-4-52-4h-108z">
            <text:p/>
          </draw:path>
          <draw:path draw:style-name="gr3" draw:text-style-name="P1" draw:layer="layout" svg:width="0.247cm" svg:height="0.33cm" draw:transform="skewX (-0.179245314179784) rotate (-0.184655834862151) translate (8.67788686741262cm 14.1111355440275cm)" svg:viewBox="0 0 248 331" svg:d="m202 324v-48c-24 37-56 55-96 55-18 0-35-3-51-11-15-7-27-16-34-27s-13-25-16-41c-3-11-4-28-4-51l-1-201h52l1 180c0 29 1 48 3 58 4 14 11 26 21 34s23 12 39 12c15 0 30-4 43-13s23-19 28-34 9-36 8-63v-174h51l2 324z">
            <text:p/>
          </draw:path>
          <draw:path draw:style-name="gr3" draw:text-style-name="P1" draw:layer="layout" svg:width="0.247cm" svg:height="0.331cm" draw:transform="skewX (-0.185703032412162) rotate (-0.187797427515741) translate (8.99933284411016cm 14.1636017269901cm)" svg:viewBox="0 0 248 332" svg:d="m1 332-1-325h46v46c23-35 55-53 97-53 19 0 36 3 51 10s27 16 35 28 13 25 16 40c2 10 3 28 3 54v199h-52v-197c0-23-2-39-6-51s-11-19-22-26-22-10-35-10c-22 0-41 8-57 23s-24 43-24 84l1 177z">
            <text:p/>
          </draw:path>
          <draw:path draw:style-name="gr3" draw:text-style-name="P1" draw:layer="layout" svg:width="0.148cm" svg:height="0.439cm" draw:transform="skewX (-0.197396738400521) rotate (-0.196000475000112) translate (9.28956638699215cm 14.1090732975746cm)" svg:viewBox="0 0 149 440" svg:d="m143 387 6 48c-15 3-28 5-39 5-19 0-34-3-44-9-10-6-18-14-22-24s-6-32-6-65v-186h-38v-42l38-1v-80l52-33v113l53-1v42l-53 1v190c0 15 1 25 3 30s4 8 9 10 10 4 18 4c5 0 13-1 23-2z">
            <text:p/>
          </draw:path>
          <draw:path draw:style-name="gr3" draw:text-style-name="P1" draw:layer="layout" svg:width="0.246cm" svg:height="0.33cm" draw:transform="skewX (-0.185179433636563) rotate (-0.183783170236154) translate (9.47981158856849cm 14.260627698285cm)" svg:viewBox="0 0 247 331" svg:d="m200 325v-48c-24 36-56 54-96 54-18 0-35-3-51-11-15-7-27-16-34-27s-13-25-16-41c-2-11-3-28-3-51v-201h52v180c0 28 1 48 3 58 3 14 10 26 20 34s24 12 39 12c15 0 30-4 43-12s23-20 29-35 8-36 9-63v-174h52l-1 325z">
            <text:p/>
          </draw:path>
          <draw:path draw:style-name="gr3" draw:text-style-name="P1" draw:layer="layout" svg:width="0.28cm" svg:height="0.337cm" draw:transform="skewX (-0.190066355542147) rotate (-0.186924762889744) translate (9.78252951713686cm 14.3095925826765cm)" svg:viewBox="0 0 281 338" svg:d="m217 291c-19 17-37 29-55 36-18 7-37 11-57 11-34 0-60-8-78-26s-27-39-27-66c0-16 4-30 10-43s16-24 27-32 24-14 38-18c10-3 26-6 46-8 42-6 73-12 93-19 0-8 1-13 1-15 0-22-5-38-15-47-13-13-33-19-59-19-24 0-42 5-54 14s-20 25-25 47l-52-6c4-23 12-42 23-56s25-25 45-32 43-12 70-12c26 0 47 3 63 10s28 14 36 24 13 22 16 37c2 9 3 26 2 50v74c0 50 1 83 3 96s6 27 13 40h-53c-6-12-10-25-11-40zm-3-122c-19 8-47 15-85 21-21 3-37 7-45 11s-16 10-21 17-7 17-7 26c0 15 5 27 15 36s26 15 46 15c20 0 38-5 54-14s27-22 34-38c6-12 9-30 9-54z">
            <text:p/>
          </draw:path>
          <draw:path draw:style-name="gr3" draw:text-style-name="P1" draw:layer="layout" svg:width="0.265cm" svg:height="0.337cm" draw:transform="skewX (-0.184306769010566) rotate (-0.184830367787351) translate (10.1057492354068cm 14.3701166122793cm)" svg:viewBox="0 0 266 338" svg:d="m215 212 51 7c-6 37-20 66-43 88s-51 31-84 31c-42 0-75-14-101-43s-38-71-38-125c0-35 5-65 16-91s28-46 50-59 47-20 73-20c33 0 60 9 82 27s34 43 40 76l-50 7c-5-21-13-38-25-49s-27-16-45-16c-26 0-47 10-64 30s-24 51-24 94c0 43 8 75 23 94s37 30 62 30c20 0 37-7 51-20s22-33 26-61z">
            <text:p/>
          </draw:path>
          <draw:path draw:style-name="gr3" draw:text-style-name="P1" draw:layer="layout" svg:width="0.051cm" svg:height="0.448cm" draw:transform="skewX (-0.1745329251994) rotate (-0.174707458125785) translate (10.4097886178862cm 14.3088429774362cm)" svg:viewBox="0 0 52 449" svg:d="m0 63c0-21 0-42 0-63 17 0 35 0 52 0 0 21 0 43 0 64-17-1-35-1-52-1zm0 385c0-108 0-217 0-325 17 0 35 0 52 1 0 108 0 216 0 325-17-1-35-1-52-1z">
            <text:p/>
          </draw:path>
          <draw:path draw:style-name="gr3" draw:text-style-name="P1" draw:layer="layout" svg:width="0.284cm" svg:height="0.455cm" draw:transform="skewX (-0.184306769010566) rotate (-0.183608637310955) translate (10.5179424260107cm 14.3270632207526cm)" svg:viewBox="0 0 285 456" svg:d="m0 287c0-60 16-104 47-133 26-24 58-36 96-36 42 0 76 15 102 44s40 69 40 121c0 41-6 74-17 98s-29 42-52 55c-22 14-47 20-73 20-43 0-77-14-104-43s-39-71-39-126zm53 0c0 41 8 72 25 93s39 31 65 31c25 0 47-10 64-31s25-52 25-95c0-40-8-70-25-91s-39-31-64-31c-26 0-47 10-65 31s-25 51-25 93zm47-201 38-86h68l-63 86z">
            <text:p/>
          </draw:path>
          <draw:path draw:style-name="gr3" draw:text-style-name="P1" draw:layer="layout" svg:width="0.246cm" svg:height="0.331cm" draw:transform="skewX (-0.182212373908174) rotate (-0.181688775133761) translate (10.8567017662448cm 14.5104420153526cm)" svg:viewBox="0 0 247 332" svg:d="m0 331v-324h46v46c23-36 55-53 97-53 19 0 36 4 51 11s27 16 34 27 13 25 16 41c2 10 3 28 3 53v200h-52v-198c0-22-2-39-6-50s-11-20-21-27-22-10-36-10c-21 0-40 8-56 22s-24 43-24 85v177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opacity draw:name="Transparency_20_21" draw:display-name="Transparency 21" draw:style="linear" draw:start="100%" draw:end="0%" draw:angle="517" draw:border="1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nuel Navarro Pérez</meta:initial-creator>
    <meta:creation-date>2014-01-25T12:28:32.20</meta:creation-date>
    <dc:date>2014-02-28T12:25:24.22</dc:date>
    <dc:creator>Manuel Navarro Pérez</dc:creator>
    <meta:editing-duration>PT2H8M52S</meta:editing-duration>
    <meta:editing-cycles>3</meta:editing-cycles>
    <meta:generator>OpenOffice.org/3.3$Win32 OpenOffice.org_project/330m20$Build-9567</meta:generator>
    <meta:document-statistic meta:object-count="53"/>
  </office:meta>
</office:document-meta>
</file>